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paragraph-properties fo:text-align="start" style:justify-single-word="false"/>
      <style:text-properties style:font-name="Constantia"/>
    </style:style>
    <style:style style:name="P3" style:family="paragraph" style:parent-style-name="Standard" style:list-style-name="L1">
      <style:text-properties fo:color="#000000" loext:opacity="100%" style:font-name="Constantia" fo:font-size="11.5pt" style:font-size-asian="11.5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c3a0"/>
    </style:style>
    <style:style style:name="P7" style:family="paragraph" style:parent-style-name="Text_20_body" style:list-style-name="L3">
      <style:text-properties officeooo:paragraph-rsid="0018c3a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text-properties style:font-name="Constantia"/>
    </style:style>
    <style:style style:name="T1" style:family="text">
      <style:text-properties fo:color="#3465a5" loext:opacity="100%" style:font-name="Constantia" fo:font-size="11pt" fo:language="en" fo:country="US" officeooo:rsid="0018c3a0" style:font-size-asian="11pt"/>
    </style:style>
    <style:style style:name="T2" style:family="text">
      <style:text-properties fo:color="#3465a5" loext:opacity="100%" style:font-name="Constantia" fo:font-size="11pt" style:font-size-asian="11pt"/>
    </style:style>
    <style:style style:name="T3" style:family="text">
      <style:text-properties fo:color="#3465a5" loext:opacity="100%" style:font-name="Constantia" fo:font-size="11pt" officeooo:rsid="0018c3a0" style:font-size-asian="11pt"/>
    </style:style>
    <style:style style:name="T4" style:family="text">
      <style:text-properties fo:color="#000000" loext:opacity="100%" style:font-name="LucidaSansUnicode" fo:font-size="11.5pt" style:font-size-asian="11.5pt"/>
    </style:style>
    <style:style style:name="T5" style:family="text">
      <style:text-properties fo:color="#000000" loext:opacity="100%" fo:font-size="11.5pt" style:font-size-asian="11.5pt"/>
    </style:style>
    <style:style style:name="T6" style:family="text">
      <style:text-properties fo:color="#000000" loext:opacity="100%" fo:font-size="11.5pt" fo:language="en" fo:country="US" officeooo:rsid="001d5cdf" style:font-size-asian="11.5pt"/>
    </style:style>
    <style:style style:name="T7" style:family="text">
      <style:text-properties fo:color="#000000" loext:opacity="100%" style:font-name="Constantia" fo:font-size="11.5pt" fo:language="en" fo:country="US" officeooo:rsid="0018c3a0" style:font-size-asian="11.5pt"/>
    </style:style>
    <style:style style:name="T8" style:family="text">
      <style:text-properties style:font-name="Constantia" fo:language="en" fo:country="US" officeooo:rsid="0018c3a0"/>
    </style:style>
    <style:style style:name="T9" style:family="text">
      <style:text-properties style:font-name="Constantia"/>
    </style:style>
    <style:style style:name="T10" style:family="text">
      <style:text-properties style:font-name="Constantia" officeooo:rsid="0018c3a0"/>
    </style:style>
    <style:style style:name="T11" style:family="text">
      <style:text-properties style:font-name="Constantia" officeooo:rsid="001df45f"/>
    </style:style>
    <style:style style:name="T12" style:family="text">
      <style:text-properties style:font-name="Constantia" fo:language="el" fo:country="GR"/>
    </style:style>
    <style:style style:name="T13" style:family="text">
      <style:text-properties style:font-name="Constantia" fo:language="el" fo:country="GR" officeooo:rsid="0018c3a0"/>
    </style:style>
    <style:style style:name="T14" style:family="text">
      <style:text-properties style:font-name="Constantia" fo:language="en" fo:country="US" officeooo:rsid="001df45f"/>
    </style:style>
    <style:style style:name="T15" style:family="text">
      <style:text-properties style:font-name="Constantia" fo:language="en" fo:country="US" officeooo:rsid="001f4e56"/>
    </style:style>
    <style:style style:name="T16" style:family="text">
      <style:text-properties style:font-name="Constantia" officeooo:rsid="001aa267"/>
    </style:style>
    <style:style style:name="T17" style:family="text">
      <style:text-properties style:font-name="Constantia" fo:language="el" fo:country="GR" officeooo:rsid="001df4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T1">Θ</text:span></text:span><text:span text:style-name="T2">έματα </text:span><text:span text:style-name="T3">Γεμμολογίας</text:span></text:p>
          <text:p text:style-name="P2" loext:marker-style-name="T4"><text:span text:style-name="T5">Επιλέξτε όλες τις σωστές απαντήσεις γράφοντας μόνον τον αριθμό της ερώτησης και την απάντηση </text:span><text:span text:style-name="T6">A</text:span><text:span text:style-name="T5">,</text:span><text:span text:style-name="T6">B</text:span><text:span text:style-name="T5">,</text:span><text:span text:style-name="T6">C</text:span><text:span text:style-name="T5"> ή </text:span><text:span text:style-name="T6">D</text:span><text:span text:style-name="T5">, ανά περίπτωση είναι ίσως παραπάνω από μια!</text:span></text:p>
          <text:p text:style-name="P3">Παράδειγμα για την ερώτηση 9 γράφουμε την απάντηση: 9. Α</text:p>
          <text:p text:style-name="P4"><text:span text:style-name="Strong_20_Emphasis"><text:span text:style-name="T7"/></text:span></text:p>
          <text:p text:style-name="P5"><text:span text:style-name="Strong_20_Emphasis"><text:span text:style-name="Strong_20_Emphasis"><text:span text:style-name="T8">1. </text:span></text:span></text:span><text:span text:style-name="Strong_20_Emphasis"><text:span text:style-name="T9">Τι είναι η γεμμολογία;</text:span></text:span><text:span text:style-name="T9"><text:line-break/>A) Η μελέτη των φυτών<text:line-break/>B) Η μελέτη των πολύτιμων λίθων<text:line-break/>C) Η μελέτη των μετάλλων<text:line-break/>D) Η μελέτη των ζώων</text:span></text:p>
        </text:list-header>
      </text:list>
      <text:list text:style-name="L2">
        <text:list-header>
          <text:p text:style-name="P6"><text:span text:style-name="Strong_20_Emphasis"><text:span text:style-name="Strong_20_Emphasis"><text:span text:style-name="T8">2. </text:span></text:span></text:span><text:span text:style-name="Strong_20_Emphasis"><text:span text:style-name="T9">Ποιό από τα παρακάτω είναι φυσικός πολύτιμος λίθος;</text:span></text:span><text:span text:style-name="T9"><text:line-break/>A) Αλουμίνιο<text:line-break/>B) Διαμάντι<text:line-break/>C) Χαλκός<text:line-break/>D) Άργιλος</text:span></text:p>
        </text:list-header>
      </text:list>
      <text:list text:style-name="L3">
        <text:list-header>
          <text:p text:style-name="P7"><text:span text:style-name="Strong_20_Emphasis"><text:span text:style-name="Strong_20_Emphasis"><text:span text:style-name="T8">3. </text:span></text:span></text:span><text:span text:style-name="Strong_20_Emphasis"><text:span text:style-name="T9">Ποια είναι η πιο σκληρή ουσία στον κόσμο;</text:span></text:span><text:span text:style-name="T9"><text:line-break/>A) Χρυσός<text:line-break/>B) Διαμάντι<text:line-break/>C) </text:span><text:span text:style-name="T10">Ζ</text:span><text:span text:style-name="T9">αφείρι<text:line-break/>D) Ρουμπίνι</text:span></text:p>
        </text:list-header>
      </text:list>
      <text:list text:style-name="L4">
        <text:list-header>
          <text:p text:style-name="P8"><text:span text:style-name="Strong_20_Emphasis"><text:span text:style-name="Strong_20_Emphasis"><text:span text:style-name="T8">4. </text:span></text:span></text:span><text:span text:style-name="Strong_20_Emphasis"><text:span text:style-name="T9">Ποιος είναι ο βασικός παράγοντας που καθορίζει την αξία ενός διαμαντιού;</text:span></text:span><text:span text:style-name="T9"><text:line-break/>A) Χρώμα<text:line-break/>B) </text:span><text:span text:style-name="T11">Διαύγεια</text:span><text:span text:style-name="T9"><text:line-break/>C) Καθαρότητα<text:line-break/>D) Όλα τα παραπάνω</text:span></text:p>
        </text:list-header>
      </text:list>
      <text:list text:style-name="L5">
        <text:list-header>
          <text:p text:style-name="P9"><text:span text:style-name="Strong_20_Emphasis"><text:span text:style-name="Strong_20_Emphasis"><text:span text:style-name="T8">5. </text:span></text:span></text:span><text:span text:style-name="Strong_20_Emphasis"><text:span text:style-name="T9">Ποιο είναι το χημικό </text:span></text:span><text:span text:style-name="Strong_20_Emphasis"><text:span text:style-name="T12">σ</text:span></text:span><text:span text:style-name="Strong_20_Emphasis"><text:span text:style-name="T13">υ</text:span></text:span><text:span text:style-name="Strong_20_Emphasis"><text:span text:style-name="T12">στατ</text:span></text:span><text:span text:style-name="Strong_20_Emphasis"><text:span text:style-name="T13">ικ</text:span></text:span><text:span text:style-name="Strong_20_Emphasis"><text:span text:style-name="T8">ό</text:span></text:span><text:span text:style-name="Strong_20_Emphasis"><text:span text:style-name="T9"> του διαμαντιού;</text:span></text:span><text:span text:style-name="T9"><text:line-break/>A) Σίδηρος<text:line-break/>B) Άνθρακας<text:line-break/>C) Οξυγόνο<text:line-break/>D) Αργίλιο</text:span></text:p>
        </text:list-header>
      </text:list>
      <text:list text:style-name="L6">
        <text:list-header>
          <text:p text:style-name="P10"><text:span text:style-name="Strong_20_Emphasis"><text:span text:style-name="T10">6. </text:span></text:span><text:span text:style-name="Strong_20_Emphasis"><text:span text:style-name="T9">Ποιο από τα παρακάτω είναι η σκληρότητα του διαμαντιού στη κλίμακα Mohs;</text:span></text:span><text:span text:style-name="T9"><text:line-break/>A) 7<text:line-break/>B) 10<text:line-break/>C) 8<text:line-break/>D) 5</text:span></text:p>
        </text:list-header>
      </text:list>
      <text:list text:style-name="L7">
        <text:list-header>
          <text:p text:style-name="P11"><text:soft-page-break/><text:span text:style-name="Strong_20_Emphasis"><text:span text:style-name="T10">7. </text:span></text:span><text:span text:style-name="Strong_20_Emphasis"><text:span text:style-name="T9">Ποια είναι η βασική διαφορά μεταξύ του ρουμπινιού και του ζαφειριού;</text:span></text:span><text:span text:style-name="T9"><text:line-break/>A) Το χρώμα<text:line-break/>B) Η σκληρότητα<text:line-break/>C) Η γεωλογική προέλευση<text:line-break/>D) Η </text:span><text:span text:style-name="T11">διαύγεια</text:span></text:p>
        </text:list-header>
      </text:list>
      <text:list text:style-name="L8">
        <text:list-header>
          <text:p text:style-name="P12"><text:span text:style-name="Strong_20_Emphasis"><text:span text:style-name="T10">8. </text:span></text:span><text:span text:style-name="Strong_20_Emphasis"><text:span text:style-name="T9">Ποιος πολύτιμος λίθος είναι γνωστός για το χαρακτηριστικό του πράσινο χρώμα;</text:span></text:span><text:span text:style-name="T9"><text:line-break/>A) Έμεραλδος<text:line-break/>B) Τουρκουάζ<text:line-break/>C) Αμέθυστος<text:line-break/>D) Σμαράγδι</text:span></text:p>
        </text:list-header>
      </text:list>
      <text:list text:style-name="L9">
        <text:list-header>
          <text:p text:style-name="P13"><text:span text:style-name="Strong_20_Emphasis"><text:span text:style-name="T10">9. </text:span></text:span><text:span text:style-name="Strong_20_Emphasis"><text:span text:style-name="T9">Ποια είναι η βασική διαφορά μεταξύ του πραγματικού διαμαντιού και του τεχνητού διαμαντιού;</text:span></text:span><text:span text:style-name="T9"><text:line-break/>A) Η ηλικία<text:line-break/>B) Η σύνθεση<text:line-break/>C) Η προέλευση<text:line-break/>D) Η τιμή</text:span></text:p>
        </text:list-header>
      </text:list>
      <text:list text:style-name="L10">
        <text:list-header>
          <text:p text:style-name="P14"><text:span text:style-name="Strong_20_Emphasis"><text:span text:style-name="T10">10. </text:span></text:span><text:span text:style-name="Strong_20_Emphasis"><text:span text:style-name="T9">Ποιος είναι ο πιο συνηθισμένος τρόπος για να αξιολογήσουμε την καθαρότητα ενός διαμαντιού;</text:span></text:span><text:span text:style-name="T9"><text:line-break/>A) Μεγεθυντικός φακός<text:line-break/>B) </text:span><text:span text:style-name="T11">Θέ</text:span><text:span text:style-name="T9">ρμα</text:span><text:span text:style-name="T11">ν</text:span><text:span text:style-name="T9">σ</text:span><text:span text:style-name="T11">η</text:span><text:span text:style-name="T9"><text:line-break/>C) Χημική ανάλυση<text:line-break/>D) Φωτισμός </text:span><text:span text:style-name="T11">και μελέτη ανάκλασης</text:span></text:p>
        </text:list-header>
      </text:list>
      <text:list text:style-name="L11">
        <text:list-header>
          <text:p text:style-name="P15"><text:span text:style-name="Strong_20_Emphasis"><text:span text:style-name="T10">11. </text:span></text:span><text:span text:style-name="Strong_20_Emphasis"><text:span text:style-name="T9">Ποιο είναι το χημικό στοιχείο που αποτελεί τη βάση του διαμαντιού;</text:span></text:span><text:span text:style-name="T9"><text:line-break/>A) Μαγνήσιο<text:line-break/>B) Άνθρακας<text:line-break/>C) Αργίλιο<text:line-break/>D) Χαλκός</text:span></text:p>
        </text:list-header>
      </text:list>
      <text:list text:style-name="L12">
        <text:list-header>
          <text:p text:style-name="P16"><text:span text:style-name="Strong_20_Emphasis"><text:span text:style-name="T10">12. </text:span></text:span><text:span text:style-name="Strong_20_Emphasis"><text:span text:style-name="T9">Ποιο από τα παρακάτω είναι ο πιο σπάνιος πολύτιμος λίθος;</text:span></text:span><text:span text:style-name="T9"><text:line-break/>A) Αμέθυστος<text:line-break/>B) Διαμάντι<text:line-break/>C) Ρουμπίνι<text:line-break/>D) Σμαράγδι</text:span></text:p>
        </text:list-header>
      </text:list>
      <text:list text:style-name="L13">
        <text:list-header>
          <text:p text:style-name="P17"><text:span text:style-name="Strong_20_Emphasis"><text:span text:style-name="T10">13. </text:span></text:span><text:span text:style-name="Strong_20_Emphasis"><text:span text:style-name="T9">Ποια από τις παρακάτω επιλογές δεν θεωρείται πολύτιμος λίθος;</text:span></text:span><text:span text:style-name="T9"><text:line-break/>A) Σμαράγδι<text:line-break/>B) Τουρκουάζ<text:line-break/></text:span><text:soft-page-break/><text:span text:style-name="T9">C) </text:span><text:span text:style-name="T11">Κρύσταλλοι </text:span><text:span text:style-name="T14">Swaro</text:span><text:span text:style-name="T15">v</text:span><text:span text:style-name="T14">ski</text:span><text:span text:style-name="T9"><text:line-break/>D) Ζαφείρι</text:span></text:p>
        </text:list-header>
      </text:list>
      <text:list text:style-name="L14">
        <text:list-header>
          <text:p text:style-name="P18"><text:span text:style-name="Strong_20_Emphasis"><text:span text:style-name="T10">14. </text:span></text:span><text:span text:style-name="Strong_20_Emphasis"><text:span text:style-name="T9">Ποιο είναι το χαρακτηριστικό χρώμα του ζαφειριού;</text:span></text:span><text:span text:style-name="T9"><text:line-break/>A) Πράσινο<text:line-break/>B) Κόκκινο<text:line-break/>C) Μπλε<text:line-break/>D) Κίτρινο</text:span></text:p>
        </text:list-header>
      </text:list>
      <text:list text:style-name="L15">
        <text:list-header>
          <text:p text:style-name="P19"><text:span text:style-name="Strong_20_Emphasis"><text:span text:style-name="T10">15. </text:span></text:span><text:span text:style-name="Strong_20_Emphasis"><text:span text:style-name="T9">Ποιο στοιχείο είναι υπεύθυνο για το κόκκινο χρώμα του ρουμπινιού;</text:span></text:span><text:span text:style-name="T9"><text:line-break/>A) Σίδηρος<text:line-break/>B) Μαγγάνιο<text:line-break/>C) Χρώμιο<text:line-break/>D) Τιτάνιο</text:span></text:p>
        </text:list-header>
      </text:list>
      <text:list text:style-name="L16">
        <text:list-header>
          <text:p text:style-name="P20"><text:span text:style-name="Strong_20_Emphasis"><text:span text:style-name="T10">16. </text:span></text:span><text:span text:style-name="Strong_20_Emphasis"><text:span text:style-name="T9">Ποιος πολύτιμος λίθος είναι γνωστός για τη δυνατότητά του να αλλάζει χρώματα;</text:span></text:span><text:span text:style-name="T9"><text:line-break/>A) Χαλαζίας<text:line-break/>B) Τουρκουάζ<text:line-break/>C) Αλ</text:span><text:span text:style-name="T16">ε</text:span><text:span text:style-name="T9">ξανδρ</text:span><text:span text:style-name="T16">ίτης</text:span><text:span text:style-name="T9"><text:line-break/>D) Σμαράγδι</text:span></text:p>
        </text:list-header>
      </text:list>
      <text:list text:style-name="L17">
        <text:list-header>
          <text:p text:style-name="P21"><text:span text:style-name="Strong_20_Emphasis"><text:span text:style-name="T10">17. </text:span></text:span><text:span text:style-name="Strong_20_Emphasis"><text:span text:style-name="T9">Ποια είναι η βασική μέθοδος για να καθοριστεί η αυθεντικότητα ενός διαμαντιού;</text:span></text:span><text:span text:style-name="T9"><text:line-break/>A) Χημική ανάλυση<text:line-break/>B) Χρήση ραδιομετρικών εργαλείων<text:line-break/>C) Εξέταση με τη μέθοδο των ακτίνων Χ<text:line-break/>D) Οπτική εξέταση με μικροσκόπιο</text:span></text:p>
        </text:list-header>
      </text:list>
      <text:list text:style-name="L18">
        <text:list-header>
          <text:p text:style-name="P22"><text:span text:style-name="Strong_20_Emphasis"><text:span text:style-name="T10">18. </text:span></text:span><text:span text:style-name="Strong_20_Emphasis"><text:span text:style-name="T9">Ποιο στοιχείο ευθύνεται για το χαρακτηριστικό μπλε χρώμα του ζαφειριού;</text:span></text:span><text:span text:style-name="T9"><text:line-break/>A) Χρώμιο<text:line-break/>B) Μαγγάνιο<text:line-break/>C) Σίδηρος και τιτάνιο<text:line-break/>D) Μολυβδαίνιο</text:span></text:p>
        </text:list-header>
      </text:list>
      <text:list text:style-name="L19">
        <text:list-header>
          <text:p text:style-name="P23"><text:span text:style-name="Strong_20_Emphasis"><text:span text:style-name="T10">19. </text:span></text:span><text:span text:style-name="Strong_20_Emphasis"><text:span text:style-name="T9">Ποιο είναι το κυριότερο χαρακτηριστικό που καθορίζει την τιμή ενός πολύτιμου λίθου;</text:span></text:span><text:span text:style-name="T9"><text:line-break/>A) Χρώμα<text:line-break/>B) Μέγεθος<text:line-break/>C) Σαφήνεια<text:line-break/>D) Όλα τα παραπάνω</text:span></text:p>
        </text:list-header>
      </text:list>
      <text:list text:style-name="L20">
        <text:list-header>
          <text:p text:style-name="P24"><text:span text:style-name="Strong_20_Emphasis"><text:span text:style-name="T10">20. </text:span></text:span><text:span text:style-name="Strong_20_Emphasis"><text:span text:style-name="T9">Ποιο από τα παρακάτω είναι φυσικό υλικό που χρησιμοποιείται για την παραγωγή των διαμαντιών;</text:span></text:span><text:span text:style-name="T9"><text:line-break/></text:span><text:soft-page-break/><text:span text:style-name="T9">A) </text:span><text:span text:style-name="T11">Ά</text:span><text:span text:style-name="T9">νθρακα</text:span><text:span text:style-name="T17">ς</text:span><text:span text:style-name="T9"><text:line-break/>B) </text:span><text:span text:style-name="T11">Ν</text:span><text:span text:style-name="T9">ικέλιο<text:line-break/>C) </text:span><text:span text:style-name="T11">Α</text:span><text:span text:style-name="T9">σήμι<text:line-break/>D) </text:span><text:span text:style-name="T11">Α</text:span><text:span text:style-name="T9">ργίλιο</text:span></text:p>
        </text:list-header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c3a0" officeooo:paragraph-rsid="0018c3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3465a4" fo:border-bottom="none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://github.com/nickaiva/epas" text:style-name="Internet_20_link" text:visited-style-name="Visited_20_Internet_20_Link">Ν.Αϊβαλιώτης</text:a><text:tab/><text:tab/><text:date style:data-style-name="N37" text:date-value="2025-04-22T11:16:49.851999836">22/04/25</text:date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49:28.075000000</meta:creation-date>
    <dc:date>2025-04-22T11:16:49.467000000</dc:date>
    <meta:editing-duration>PT21M35S</meta:editing-duration>
    <meta:editing-cycles>6</meta:editing-cycles>
    <meta:generator>LibreOffice/24.8.5.2$Windows_X86_64 LibreOffice_project/fddf2685c70b461e7832239a0162a77216259f22</meta:generator>
    <meta:print-date>2025-04-22T11:08:55.204000000</meta:print-date>
    <meta:printed-by>PDF files</meta:printed-by>
    <meta:document-statistic meta:table-count="0" meta:image-count="0" meta:object-count="0" meta:page-count="4" meta:paragraph-count="26" meta:word-count="494" meta:character-count="2797" meta:non-whitespace-character-count="2351"/>
  </office:meta>
</office:document-meta>
</file>